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OMATON,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the kid, but he's too intently focused to notice me.</text:p>
          </table:table-cell>
          <table:table-cell table:number-columns-repeated="1019"/>
        </table:table-row>
        <table:table-row table:style-name="ro1" table:number-rows-repeated="7">
          <table:table-cell table:number-columns-repeated="4"/>
          <table:table-cell table:style-name="ce4"/>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7T13:56:39.931000000</dc:date>
    <meta:editing-duration>P155DT14H48M5S</meta:editing-duration>
    <meta:editing-cycles>1792</meta:editing-cycles>
    <meta:document-statistic meta:table-count="1" meta:cell-count="8750" meta:object-count="0"/>
  </office:meta>
</office:document-meta>
</file>